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11.963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5.182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7.442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00" fo:border="0.06pt solid #000000"/>
    </style:style>
    <style:style style:name="ce4" style:family="table-cell" style:parent-style-name="Default" style:data-style-name="N0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4c7dc" fo:border="0.06pt solid #000000"/>
    </style:style>
    <style:style style:name="ce1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8f2a1" fo:border="0.06pt solid #000000"/>
    </style:style>
    <style:style style:name="ce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4ea6b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zadanie a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5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Numer pytania</text:p>
          </table:table-cell>
          <table:table-cell table:style-name="ce4" table:formula="of:=IF([.AC2]&gt;126/2;[.B1];&quot;&quot;)">
            <text:p/>
          </table:table-cell>
          <table:table-cell table:style-name="ce4" table:formula="of:=IF([.AD2]&gt;126/2;[.C1];&quot;&quot;)" office:value-type="float" office:value="2" calcext:value-type="float">
            <text:p>2</text:p>
          </table:table-cell>
          <table:table-cell table:style-name="ce4" table:formula="of:=IF([.AE2]&gt;126/2;[.D1];&quot;&quot;)">
            <text:p/>
          </table:table-cell>
          <table:table-cell table:style-name="ce4" table:formula="of:=IF([.AF2]&gt;126/2;[.E1];&quot;&quot;)">
            <text:p/>
          </table:table-cell>
          <table:table-cell table:style-name="ce4" table:formula="of:=IF([.AG2]&gt;126/2;[.F1];&quot;&quot;)">
            <text:p/>
          </table:table-cell>
          <table:table-cell table:style-name="ce4" table:formula="of:=IF([.AH2]&gt;126/2;[.G1];&quot;&quot;)">
            <text:p/>
          </table:table-cell>
          <table:table-cell table:style-name="ce4" table:formula="of:=IF([.AI2]&gt;126/2;[.H1];&quot;&quot;)">
            <text:p/>
          </table:table-cell>
          <table:table-cell table:style-name="ce4" table:formula="of:=IF([.AJ2]&gt;126/2;[.I1];&quot;&quot;)">
            <text:p/>
          </table:table-cell>
          <table:table-cell table:style-name="ce4" table:formula="of:=IF([.AK2]&gt;126/2;[.J1];&quot;&quot;)" office:value-type="float" office:value="9" calcext:value-type="float">
            <text:p>9</text:p>
          </table:table-cell>
          <table:table-cell table:style-name="ce4" table:formula="of:=IF([.AL2]&gt;126/2;[.K1];&quot;&quot;)">
            <text:p/>
          </table:table-cell>
          <table:table-cell table:style-name="ce4" table:formula="of:=IF([.AM2]&gt;126/2;[.L1];&quot;&quot;)">
            <text:p/>
          </table:table-cell>
          <table:table-cell table:style-name="ce4" table:formula="of:=IF([.AN2]&gt;126/2;[.M1];&quot;&quot;)" office:value-type="float" office:value="12" calcext:value-type="float">
            <text:p>12</text:p>
          </table:table-cell>
          <table:table-cell table:style-name="ce4" table:formula="of:=IF([.AO2]&gt;126/2;[.N1];&quot;&quot;)">
            <text:p/>
          </table:table-cell>
          <table:table-cell table:style-name="ce4" table:formula="of:=IF([.AP2]&gt;126/2;[.O1];&quot;&quot;)">
            <text:p/>
          </table:table-cell>
          <table:table-cell table:style-name="ce4" table:formula="of:=IF([.AQ2]&gt;126/2;[.P1];&quot;&quot;)">
            <text:p/>
          </table:table-cell>
          <table:table-cell table:style-name="ce4" table:formula="of:=IF([.AR2]&gt;126/2;[.Q1];&quot;&quot;)">
            <text:p/>
          </table:table-cell>
          <table:table-cell table:style-name="ce4" table:formula="of:=IF([.AS2]&gt;126/2;[.R1];&quot;&quot;)">
            <text:p/>
          </table:table-cell>
          <table:table-cell table:style-name="ce4" table:formula="of:=IF([.AT2]&gt;126/2;[.S1];&quot;&quot;)" office:value-type="float" office:value="18" calcext:value-type="float">
            <text:p>18</text:p>
          </table:table-cell>
          <table:table-cell table:style-name="ce4" table:formula="of:=IF([.AU2]&gt;126/2;[.T1];&quot;&quot;)" office:value-type="float" office:value="19" calcext:value-type="float">
            <text:p>19</text:p>
          </table:table-cell>
          <table:table-cell table:style-name="ce4" table:formula="of:=IF([.AV2]&gt;126/2;[.U1];&quot;&quot;)" office:value-type="float" office:value="20" calcext:value-type="float">
            <text:p>20</text:p>
          </table:table-cell>
          <table:table-cell table:style-name="ce4" table:formula="of:=IF([.AW2]&gt;126/2;[.V1];&quot;&quot;)">
            <text:p/>
          </table:table-cell>
          <table:table-cell table:style-name="ce4" table:formula="of:=IF([.AX2]&gt;126/2;[.W1];&quot;&quot;)" office:value-type="float" office:value="22" calcext:value-type="float">
            <text:p>22</text:p>
          </table:table-cell>
          <table:table-cell table:style-name="ce4" table:formula="of:=IF([.AY2]&gt;126/2;[.X1];&quot;&quot;)">
            <text:p/>
          </table:table-cell>
          <table:table-cell table:style-name="ce4" table:formula="of:=IF([.AZ2]&gt;126/2;[.Y1];&quot;&quot;)">
            <text:p/>
          </table:table-cell>
          <table:table-cell table:style-name="ce4" table:formula="of:=IF([.BA2]&gt;126/2;[.Z1];&quot;&quot;)">
            <text:p/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iczba uczniów, którzy odpowiedzieli poprawnie</text:p>
          </table:table-cell>
          <table:table-cell table:style-name="ce5" table:formula="of:=COUNTIF([.B2:.B127];1)" office:value-type="float" office:value="60" calcext:value-type="float">
            <text:p>60</text:p>
          </table:table-cell>
          <table:table-cell table:style-name="ce5" table:formula="of:=COUNTIF([.C2:.C127];1)" office:value-type="float" office:value="64" calcext:value-type="float">
            <text:p>64</text:p>
          </table:table-cell>
          <table:table-cell table:style-name="ce5" table:formula="of:=COUNTIF([.D2:.D127];1)" office:value-type="float" office:value="48" calcext:value-type="float">
            <text:p>48</text:p>
          </table:table-cell>
          <table:table-cell table:style-name="ce5" table:formula="of:=COUNTIF([.E2:.E127];1)" office:value-type="float" office:value="60" calcext:value-type="float">
            <text:p>60</text:p>
          </table:table-cell>
          <table:table-cell table:style-name="ce5" table:formula="of:=COUNTIF([.F2:.F127];1)" office:value-type="float" office:value="46" calcext:value-type="float">
            <text:p>46</text:p>
          </table:table-cell>
          <table:table-cell table:style-name="ce5" table:formula="of:=COUNTIF([.G2:.G127];1)" office:value-type="float" office:value="53" calcext:value-type="float">
            <text:p>53</text:p>
          </table:table-cell>
          <table:table-cell table:style-name="ce5" table:formula="of:=COUNTIF([.H2:.H127];1)" office:value-type="float" office:value="48" calcext:value-type="float">
            <text:p>48</text:p>
          </table:table-cell>
          <table:table-cell table:style-name="ce5" table:formula="of:=COUNTIF([.I2:.I127];1)" office:value-type="float" office:value="53" calcext:value-type="float">
            <text:p>53</text:p>
          </table:table-cell>
          <table:table-cell table:style-name="ce5" table:formula="of:=COUNTIF([.J2:.J127];1)" office:value-type="float" office:value="66" calcext:value-type="float">
            <text:p>66</text:p>
          </table:table-cell>
          <table:table-cell table:style-name="ce5" table:formula="of:=COUNTIF([.K2:.K127];1)" office:value-type="float" office:value="43" calcext:value-type="float">
            <text:p>43</text:p>
          </table:table-cell>
          <table:table-cell table:style-name="ce5" table:formula="of:=COUNTIF([.L2:.L127];1)" office:value-type="float" office:value="62" calcext:value-type="float">
            <text:p>62</text:p>
          </table:table-cell>
          <table:table-cell table:style-name="ce5" table:formula="of:=COUNTIF([.M2:.M127];1)" office:value-type="float" office:value="65" calcext:value-type="float">
            <text:p>65</text:p>
          </table:table-cell>
          <table:table-cell table:style-name="ce5" table:formula="of:=COUNTIF([.N2:.N127];1)" office:value-type="float" office:value="60" calcext:value-type="float">
            <text:p>60</text:p>
          </table:table-cell>
          <table:table-cell table:style-name="ce5" table:formula="of:=COUNTIF([.O2:.O127];1)" office:value-type="float" office:value="57" calcext:value-type="float">
            <text:p>57</text:p>
          </table:table-cell>
          <table:table-cell table:style-name="ce5" table:formula="of:=COUNTIF([.P2:.P127];1)" office:value-type="float" office:value="37" calcext:value-type="float">
            <text:p>37</text:p>
          </table:table-cell>
          <table:table-cell table:style-name="ce5" table:formula="of:=COUNTIF([.Q2:.Q127];1)" office:value-type="float" office:value="52" calcext:value-type="float">
            <text:p>52</text:p>
          </table:table-cell>
          <table:table-cell table:style-name="ce5" table:formula="of:=COUNTIF([.R2:.R127];1)" office:value-type="float" office:value="59" calcext:value-type="float">
            <text:p>59</text:p>
          </table:table-cell>
          <table:table-cell table:style-name="ce5" table:formula="of:=COUNTIF([.S2:.S127];1)" office:value-type="float" office:value="65" calcext:value-type="float">
            <text:p>65</text:p>
          </table:table-cell>
          <table:table-cell table:style-name="ce5" table:formula="of:=COUNTIF([.T2:.T127];1)" office:value-type="float" office:value="70" calcext:value-type="float">
            <text:p>70</text:p>
          </table:table-cell>
          <table:table-cell table:style-name="ce5" table:formula="of:=COUNTIF([.U2:.U127];1)" office:value-type="float" office:value="74" calcext:value-type="float">
            <text:p>74</text:p>
          </table:table-cell>
          <table:table-cell table:style-name="ce5" table:formula="of:=COUNTIF([.V2:.V127];1)" office:value-type="float" office:value="60" calcext:value-type="float">
            <text:p>60</text:p>
          </table:table-cell>
          <table:table-cell table:style-name="ce5" table:formula="of:=COUNTIF([.W2:.W127];1)" office:value-type="float" office:value="71" calcext:value-type="float">
            <text:p>71</text:p>
          </table:table-cell>
          <table:table-cell table:style-name="ce5" table:formula="of:=COUNTIF([.X2:.X127];1)" office:value-type="float" office:value="63" calcext:value-type="float">
            <text:p>63</text:p>
          </table:table-cell>
          <table:table-cell table:style-name="ce5" table:formula="of:=COUNTIF([.Y2:.Y127];1)" office:value-type="float" office:value="55" calcext:value-type="float">
            <text:p>55</text:p>
          </table:table-cell>
          <table:table-cell table:style-name="ce5" table:formula="of:=COUNTIF([.Z2:.Z127];1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Odpowiedź: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Numery pytań:2, 9, 12, 18, 19, 20, 22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</table:table>
      <table:table table:name="zadanie b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7" table:default-cell-style-name="ce35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CZY ŚREDNIA JEST WIĘKSZA OD ŚREDNIEJ LICZBY POPRAWNYCH </text:p>
          </table:table-cell>
          <table:table-cell/>
          <table:table-cell table:style-name="ce29" office:value-type="string" calcext:value-type="string" table:number-columns-spanned="2" table:number-rows-spanned="1">
            <text:p>Odpowiedź</text:p>
          </table:table-cell>
          <table:covered-table-cell table:style-name="ce3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2:.Z2])&gt;AVERAGE([.$B$2:.$Z$127]);&quot;TAK&quot;;&quot;NIE&quot;)" office:value-type="string" office:string-value="NIE" calcext:value-type="string">
            <text:p>NIE</text:p>
          </table:table-cell>
          <table:table-cell/>
          <table:table-cell table:style-name="ce30" office:value-type="string" calcext:value-type="string">
            <text:p>Liczba uczniów:</text:p>
          </table:table-cell>
          <table:table-cell table:style-name="ce30" table:formula="of:=COUNTIF([.AA2:.AA127];&quot;TAK&quot;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3:.Z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4:.Z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5:.Z5])&gt;AVERAGE([.$B$2:.$Z$127]);&quot;TAK&quot;;&quot;NIE&quot;)" office:value-type="string" office:string-value="NIE" calcext:value-type="string">
            <text:p>NIE</text:p>
          </table:table-cell>
          <table:table-cell/>
          <table:table-cell table:formula="of:=COUNTIF([.B2:.Z127];1)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6:.Z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7:.Z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8:.Z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9:.Z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0:.Z1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1:.Z1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34" table:formula="of:=IF(AVERAGE([.B12:.Z1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3:.Z13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4:.Z1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table:formula="of:=IF(AVERAGE([.B15:.Z1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6:.Z1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7:.Z1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8:.Z18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9:.Z1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20:.Z20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21:.Z2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22:.Z22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23:.Z2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24:.Z2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25:.Z25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26:.Z26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27:.Z2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table:formula="of:=IF(AVERAGE([.B28:.Z2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29:.Z2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30:.Z3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31:.Z3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32:.Z32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33:.Z33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34:.Z3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35:.Z3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36:.Z3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4" table:formula="of:=IF(AVERAGE([.B37:.Z3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38:.Z38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39:.Z39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40:.Z40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table:formula="of:=IF(AVERAGE([.B41:.Z4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42:.Z4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43:.Z4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44:.Z4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45:.Z45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46:.Z46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47:.Z4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table:formula="of:=IF(AVERAGE([.B48:.Z48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table:formula="of:=IF(AVERAGE([.B49:.Z4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0:.Z50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1:.Z5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4" table:formula="of:=IF(AVERAGE([.B52:.Z5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4" table:formula="of:=IF(AVERAGE([.B53:.Z53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4:.Z5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55:.Z55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6:.Z5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7:.Z5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4" table:formula="of:=IF(AVERAGE([.B58:.Z58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59:.Z59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60:.Z6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61:.Z6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62:.Z6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63:.Z6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64:.Z6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table:formula="of:=IF(AVERAGE([.B65:.Z65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table:formula="of:=IF(AVERAGE([.B66:.Z66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67:.Z6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68:.Z68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4" table:formula="of:=IF(AVERAGE([.B69:.Z6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70:.Z7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71:.Z7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72:.Z7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73:.Z73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74:.Z7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75:.Z75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76:.Z7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77:.Z7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78:.Z7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79:.Z7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80:.Z80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81:.Z8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82:.Z82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83:.Z8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84:.Z8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table:formula="of:=IF(AVERAGE([.B85:.Z8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86:.Z8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87:.Z8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88:.Z8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89:.Z8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4" table:formula="of:=IF(AVERAGE([.B90:.Z9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91:.Z9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92:.Z9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93:.Z9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94:.Z9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4" table:formula="of:=IF(AVERAGE([.B95:.Z9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96:.Z9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97:.Z9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98:.Z9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99:.Z9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00:.Z10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01:.Z10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102:.Z102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03:.Z10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4" table:formula="of:=IF(AVERAGE([.B104:.Z10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table:formula="of:=IF(AVERAGE([.B105:.Z10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06:.Z10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107:.Z10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08:.Z10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09:.Z10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4" table:formula="of:=IF(AVERAGE([.B110:.Z11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11:.Z111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12:.Z112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13:.Z11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table:formula="of:=IF(AVERAGE([.B114:.Z114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4" table:formula="of:=IF(AVERAGE([.B115:.Z11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116:.Z11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17:.Z117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18:.Z118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19:.Z119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20:.Z120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21:.Z121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IF(AVERAGE([.B122:.Z122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23:.Z123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24:.Z124])&gt;AVERAGE([.$B$2:.$Z$127])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formula="of:=IF(AVERAGE([.B125:.Z125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table:formula="of:=IF(AVERAGE([.B126:.Z126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table:formula="of:=IF(AVERAGE([.B127:.Z127])&gt;AVERAGE([.$B$2:.$Z$127])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 table:number-rows-repeated="104844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zadanie c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9" table:default-cell-style-name="ce35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Liczba poprawnych odpowiedzi</text:p>
          </table:table-cell>
          <table:table-cell table:style-name="ce12" office:value-type="string" calcext:value-type="string">
            <text:p>Oceny</text:p>
          </table:table-cell>
          <table:table-cell table:number-columns-repeated="2"/>
          <table:table-cell table:style-name="ce13" office:value-type="string" calcext:value-type="string">
            <text:p>30% poprawnych odpowiedzi</text:p>
          </table:table-cell>
          <table:table-cell table:style-name="ce14" table:formula="of:=0.3*25"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2:.Z2])" office:value-type="float" office:value="11" calcext:value-type="float">
            <text:p>11</text:p>
          </table:table-cell>
          <table:table-cell table:style-name="ce30" table:formula="of:=IF([.AA2]&gt;[.$AF$2];&quot;bardzo dobry&quot;;IF([.AA2]&lt;=[.$AF$1];&quot;niedostateczny&quot;;&quot;&quot;))">
            <text:p/>
          </table:table-cell>
          <table:table-cell table:number-columns-repeated="2"/>
          <table:table-cell table:style-name="ce13" office:value-type="string" calcext:value-type="string">
            <text:p>90% poprawnych odpowiedzi</text:p>
          </table:table-cell>
          <table:table-cell table:style-name="ce14" table:formula="of:=0.9*25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3:.Z3])" office:value-type="float" office:value="12" calcext:value-type="float">
            <text:p>12</text:p>
          </table:table-cell>
          <table:table-cell table:style-name="ce30" table:formula="of:=IF([.AA3]&gt;[.$AF$2];&quot;bardzo dobry&quot;;IF([.AA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4:.Z4])" office:value-type="float" office:value="13" calcext:value-type="float">
            <text:p>13</text:p>
          </table:table-cell>
          <table:table-cell table:style-name="ce30" table:formula="of:=IF([.AA4]&gt;[.$AF$2];&quot;bardzo dobry&quot;;IF([.AA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5:.Z5])" office:value-type="float" office:value="10" calcext:value-type="float">
            <text:p>10</text:p>
          </table:table-cell>
          <table:table-cell table:style-name="ce30" table:formula="of:=IF([.AA5]&gt;[.$AF$2];&quot;bardzo dobry&quot;;IF([.AA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6:.Z6])" office:value-type="float" office:value="11" calcext:value-type="float">
            <text:p>11</text:p>
          </table:table-cell>
          <table:table-cell table:style-name="ce30" table:formula="of:=IF([.AA6]&gt;[.$AF$2];&quot;bardzo dobry&quot;;IF([.AA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7:.Z7])" office:value-type="float" office:value="12" calcext:value-type="float">
            <text:p>12</text:p>
          </table:table-cell>
          <table:table-cell table:style-name="ce30" table:formula="of:=IF([.AA7]&gt;[.$AF$2];&quot;bardzo dobry&quot;;IF([.AA7]&lt;=[.$AF$1];&quot;niedostateczny&quot;;&quot;&quot;))">
            <text:p/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Odpowiedź:</text:p>
          </table:table-cell>
          <table:covered-table-cell table:style-name="ce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8:.Z8])" office:value-type="float" office:value="12" calcext:value-type="float">
            <text:p>12</text:p>
          </table:table-cell>
          <table:table-cell table:style-name="ce30" table:formula="of:=IF([.AA8]&gt;[.$AF$2];&quot;bardzo dobry&quot;;IF([.AA8]&lt;=[.$AF$1];&quot;niedostateczny&quot;;&quot;&quot;))">
            <text:p/>
          </table:table-cell>
          <table:table-cell table:number-columns-repeated="4"/>
          <table:table-cell table:style-name="ce30" office:value-type="string" calcext:value-type="string">
            <text:p>Liczba uczniów, którzy otrzymali ocenę bdb:</text:p>
          </table:table-cell>
          <table:table-cell table:style-name="ce30" table:formula="of:=COUNTIF([.AB2:.AB127];&quot;bardzo dobry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9:.Z9])" office:value-type="float" office:value="9" calcext:value-type="float">
            <text:p>9</text:p>
          </table:table-cell>
          <table:table-cell table:style-name="ce30" table:formula="of:=IF([.AA9]&gt;[.$AF$2];&quot;bardzo dobry&quot;;IF([.AA9]&lt;=[.$AF$1];&quot;niedostateczny&quot;;&quot;&quot;))">
            <text:p/>
          </table:table-cell>
          <table:table-cell table:number-columns-repeated="4"/>
          <table:table-cell table:style-name="ce30" office:value-type="string" calcext:value-type="string">
            <text:p>Liczba uczniów, którzy otrzymali ocenę ndst:</text:p>
          </table:table-cell>
          <table:table-cell table:style-name="ce30" table:formula="of:=COUNTIF([.AB2:.AB127];&quot;niedostateczny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0:.Z10])" office:value-type="float" office:value="9" calcext:value-type="float">
            <text:p>9</text:p>
          </table:table-cell>
          <table:table-cell table:style-name="ce30" table:formula="of:=IF([.AA10]&gt;[.$AF$2];&quot;bardzo dobry&quot;;IF([.AA1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1:.Z11])" office:value-type="float" office:value="8" calcext:value-type="float">
            <text:p>8</text:p>
          </table:table-cell>
          <table:table-cell table:style-name="ce30" table:formula="of:=IF([.AA11]&gt;[.$AF$2];&quot;bardzo dobry&quot;;IF([.AA1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SUM([.B12:.Z12])" office:value-type="float" office:value="13" calcext:value-type="float">
            <text:p>13</text:p>
          </table:table-cell>
          <table:table-cell table:style-name="ce30" table:formula="of:=IF([.AA12]&gt;[.$AF$2];&quot;bardzo dobry&quot;;IF([.AA1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3:.Z13])" office:value-type="float" office:value="10" calcext:value-type="float">
            <text:p>10</text:p>
          </table:table-cell>
          <table:table-cell table:style-name="ce30" table:formula="of:=IF([.AA13]&gt;[.$AF$2];&quot;bardzo dobry&quot;;IF([.AA1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4:.Z14])" office:value-type="float" office:value="13" calcext:value-type="float">
            <text:p>13</text:p>
          </table:table-cell>
          <table:table-cell table:style-name="ce30" table:formula="of:=IF([.AA14]&gt;[.$AF$2];&quot;bardzo dobry&quot;;IF([.AA1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SUM([.B15:.Z15])" office:value-type="float" office:value="8" calcext:value-type="float">
            <text:p>8</text:p>
          </table:table-cell>
          <table:table-cell table:style-name="ce30" table:formula="of:=IF([.AA15]&gt;[.$AF$2];&quot;bardzo dobry&quot;;IF([.AA1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6:.Z16])" office:value-type="float" office:value="11" calcext:value-type="float">
            <text:p>11</text:p>
          </table:table-cell>
          <table:table-cell table:style-name="ce30" table:formula="of:=IF([.AA16]&gt;[.$AF$2];&quot;bardzo dobry&quot;;IF([.AA1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7:.Z17])" office:value-type="float" office:value="10" calcext:value-type="float">
            <text:p>10</text:p>
          </table:table-cell>
          <table:table-cell table:style-name="ce30" table:formula="of:=IF([.AA17]&gt;[.$AF$2];&quot;bardzo dobry&quot;;IF([.AA1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8:.Z18])" office:value-type="float" office:value="11" calcext:value-type="float">
            <text:p>11</text:p>
          </table:table-cell>
          <table:table-cell table:style-name="ce30" table:formula="of:=IF([.AA18]&gt;[.$AF$2];&quot;bardzo dobry&quot;;IF([.AA1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9:.Z19])" office:value-type="float" office:value="10" calcext:value-type="float">
            <text:p>10</text:p>
          </table:table-cell>
          <table:table-cell table:style-name="ce30" table:formula="of:=IF([.AA19]&gt;[.$AF$2];&quot;bardzo dobry&quot;;IF([.AA1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20:.Z20])" office:value-type="float" office:value="16" calcext:value-type="float">
            <text:p>16</text:p>
          </table:table-cell>
          <table:table-cell table:style-name="ce30" table:formula="of:=IF([.AA20]&gt;[.$AF$2];&quot;bardzo dobry&quot;;IF([.AA2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21:.Z21])" office:value-type="float" office:value="11" calcext:value-type="float">
            <text:p>11</text:p>
          </table:table-cell>
          <table:table-cell table:style-name="ce30" table:formula="of:=IF([.AA21]&gt;[.$AF$2];&quot;bardzo dobry&quot;;IF([.AA2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22:.Z22])" office:value-type="float" office:value="11" calcext:value-type="float">
            <text:p>11</text:p>
          </table:table-cell>
          <table:table-cell table:style-name="ce30" table:formula="of:=IF([.AA22]&gt;[.$AF$2];&quot;bardzo dobry&quot;;IF([.AA2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23:.Z23])" office:value-type="float" office:value="19" calcext:value-type="float">
            <text:p>19</text:p>
          </table:table-cell>
          <table:table-cell table:style-name="ce30" table:formula="of:=IF([.AA23]&gt;[.$AF$2];&quot;bardzo dobry&quot;;IF([.AA2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24:.Z24])" office:value-type="float" office:value="12" calcext:value-type="float">
            <text:p>12</text:p>
          </table:table-cell>
          <table:table-cell table:style-name="ce30" table:formula="of:=IF([.AA24]&gt;[.$AF$2];&quot;bardzo dobry&quot;;IF([.AA2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25:.Z25])" office:value-type="float" office:value="13" calcext:value-type="float">
            <text:p>13</text:p>
          </table:table-cell>
          <table:table-cell table:style-name="ce30" table:formula="of:=IF([.AA25]&gt;[.$AF$2];&quot;bardzo dobry&quot;;IF([.AA2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26:.Z26])" office:value-type="float" office:value="16" calcext:value-type="float">
            <text:p>16</text:p>
          </table:table-cell>
          <table:table-cell table:style-name="ce30" table:formula="of:=IF([.AA26]&gt;[.$AF$2];&quot;bardzo dobry&quot;;IF([.AA2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27:.Z27])" office:value-type="float" office:value="11" calcext:value-type="float">
            <text:p>11</text:p>
          </table:table-cell>
          <table:table-cell table:style-name="ce30" table:formula="of:=IF([.AA27]&gt;[.$AF$2];&quot;bardzo dobry&quot;;IF([.AA2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SUM([.B28:.Z28])" office:value-type="float" office:value="14" calcext:value-type="float">
            <text:p>14</text:p>
          </table:table-cell>
          <table:table-cell table:style-name="ce30" table:formula="of:=IF([.AA28]&gt;[.$AF$2];&quot;bardzo dobry&quot;;IF([.AA2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29:.Z29])" office:value-type="float" office:value="9" calcext:value-type="float">
            <text:p>9</text:p>
          </table:table-cell>
          <table:table-cell table:style-name="ce30" table:formula="of:=IF([.AA29]&gt;[.$AF$2];&quot;bardzo dobry&quot;;IF([.AA2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30:.Z30])" office:value-type="float" office:value="11" calcext:value-type="float">
            <text:p>11</text:p>
          </table:table-cell>
          <table:table-cell table:style-name="ce30" table:formula="of:=IF([.AA30]&gt;[.$AF$2];&quot;bardzo dobry&quot;;IF([.AA3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31:.Z31])" office:value-type="float" office:value="13" calcext:value-type="float">
            <text:p>13</text:p>
          </table:table-cell>
          <table:table-cell table:style-name="ce30" table:formula="of:=IF([.AA31]&gt;[.$AF$2];&quot;bardzo dobry&quot;;IF([.AA3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32:.Z32])" office:value-type="float" office:value="9" calcext:value-type="float">
            <text:p>9</text:p>
          </table:table-cell>
          <table:table-cell table:style-name="ce30" table:formula="of:=IF([.AA32]&gt;[.$AF$2];&quot;bardzo dobry&quot;;IF([.AA3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33:.Z33])" office:value-type="float" office:value="11" calcext:value-type="float">
            <text:p>11</text:p>
          </table:table-cell>
          <table:table-cell table:style-name="ce30" table:formula="of:=IF([.AA33]&gt;[.$AF$2];&quot;bardzo dobry&quot;;IF([.AA3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34:.Z34])" office:value-type="float" office:value="10" calcext:value-type="float">
            <text:p>10</text:p>
          </table:table-cell>
          <table:table-cell table:style-name="ce30" table:formula="of:=IF([.AA34]&gt;[.$AF$2];&quot;bardzo dobry&quot;;IF([.AA3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35:.Z35])" office:value-type="float" office:value="8" calcext:value-type="float">
            <text:p>8</text:p>
          </table:table-cell>
          <table:table-cell table:style-name="ce30" table:formula="of:=IF([.AA35]&gt;[.$AF$2];&quot;bardzo dobry&quot;;IF([.AA3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36:.Z36])" office:value-type="float" office:value="10" calcext:value-type="float">
            <text:p>10</text:p>
          </table:table-cell>
          <table:table-cell table:style-name="ce30" table:formula="of:=IF([.AA36]&gt;[.$AF$2];&quot;bardzo dobry&quot;;IF([.AA3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SUM([.B37:.Z37])" office:value-type="float" office:value="16" calcext:value-type="float">
            <text:p>16</text:p>
          </table:table-cell>
          <table:table-cell table:style-name="ce30" table:formula="of:=IF([.AA37]&gt;[.$AF$2];&quot;bardzo dobry&quot;;IF([.AA3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38:.Z38])" office:value-type="float" office:value="11" calcext:value-type="float">
            <text:p>11</text:p>
          </table:table-cell>
          <table:table-cell table:style-name="ce30" table:formula="of:=IF([.AA38]&gt;[.$AF$2];&quot;bardzo dobry&quot;;IF([.AA3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39:.Z39])" office:value-type="float" office:value="17" calcext:value-type="float">
            <text:p>17</text:p>
          </table:table-cell>
          <table:table-cell table:style-name="ce30" table:formula="of:=IF([.AA39]&gt;[.$AF$2];&quot;bardzo dobry&quot;;IF([.AA3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40:.Z40])" office:value-type="float" office:value="19" calcext:value-type="float">
            <text:p>19</text:p>
          </table:table-cell>
          <table:table-cell table:style-name="ce30" table:formula="of:=IF([.AA40]&gt;[.$AF$2];&quot;bardzo dobry&quot;;IF([.AA4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SUM([.B41:.Z41])" office:value-type="float" office:value="13" calcext:value-type="float">
            <text:p>13</text:p>
          </table:table-cell>
          <table:table-cell table:style-name="ce30" table:formula="of:=IF([.AA41]&gt;[.$AF$2];&quot;bardzo dobry&quot;;IF([.AA4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42:.Z42])" office:value-type="float" office:value="13" calcext:value-type="float">
            <text:p>13</text:p>
          </table:table-cell>
          <table:table-cell table:style-name="ce30" table:formula="of:=IF([.AA42]&gt;[.$AF$2];&quot;bardzo dobry&quot;;IF([.AA4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43:.Z43])" office:value-type="float" office:value="14" calcext:value-type="float">
            <text:p>14</text:p>
          </table:table-cell>
          <table:table-cell table:style-name="ce30" table:formula="of:=IF([.AA43]&gt;[.$AF$2];&quot;bardzo dobry&quot;;IF([.AA4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44:.Z44])" office:value-type="float" office:value="11" calcext:value-type="float">
            <text:p>11</text:p>
          </table:table-cell>
          <table:table-cell table:style-name="ce30" table:formula="of:=IF([.AA44]&gt;[.$AF$2];&quot;bardzo dobry&quot;;IF([.AA4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45:.Z45])" office:value-type="float" office:value="13" calcext:value-type="float">
            <text:p>13</text:p>
          </table:table-cell>
          <table:table-cell table:style-name="ce30" table:formula="of:=IF([.AA45]&gt;[.$AF$2];&quot;bardzo dobry&quot;;IF([.AA4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46:.Z46])" office:value-type="float" office:value="23" calcext:value-type="float">
            <text:p>23</text:p>
          </table:table-cell>
          <table:table-cell table:style-name="ce30" table:formula="of:=IF([.AA46]&gt;[.$AF$2];&quot;bardzo dobry&quot;;IF([.AA46]&lt;=[.$AF$1];&quot;niedostateczny&quot;;&quot;&quot;))" office:value-type="string" office:string-value="bardzo dobry" calcext:value-type="string">
            <text:p>bardzo dobry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47:.Z47])" office:value-type="float" office:value="13" calcext:value-type="float">
            <text:p>13</text:p>
          </table:table-cell>
          <table:table-cell table:style-name="ce30" table:formula="of:=IF([.AA47]&gt;[.$AF$2];&quot;bardzo dobry&quot;;IF([.AA4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SUM([.B48:.Z48])" office:value-type="float" office:value="8" calcext:value-type="float">
            <text:p>8</text:p>
          </table:table-cell>
          <table:table-cell table:style-name="ce30" table:formula="of:=IF([.AA48]&gt;[.$AF$2];&quot;bardzo dobry&quot;;IF([.AA4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SUM([.B49:.Z49])" office:value-type="float" office:value="9" calcext:value-type="float">
            <text:p>9</text:p>
          </table:table-cell>
          <table:table-cell table:style-name="ce30" table:formula="of:=IF([.AA49]&gt;[.$AF$2];&quot;bardzo dobry&quot;;IF([.AA4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0:.Z50])" office:value-type="float" office:value="13" calcext:value-type="float">
            <text:p>13</text:p>
          </table:table-cell>
          <table:table-cell table:style-name="ce30" table:formula="of:=IF([.AA50]&gt;[.$AF$2];&quot;bardzo dobry&quot;;IF([.AA5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1:.Z51])" office:value-type="float" office:value="8" calcext:value-type="float">
            <text:p>8</text:p>
          </table:table-cell>
          <table:table-cell table:style-name="ce30" table:formula="of:=IF([.AA51]&gt;[.$AF$2];&quot;bardzo dobry&quot;;IF([.AA5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SUM([.B52:.Z52])" office:value-type="float" office:value="15" calcext:value-type="float">
            <text:p>15</text:p>
          </table:table-cell>
          <table:table-cell table:style-name="ce30" table:formula="of:=IF([.AA52]&gt;[.$AF$2];&quot;bardzo dobry&quot;;IF([.AA5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SUM([.B53:.Z53])" office:value-type="float" office:value="8" calcext:value-type="float">
            <text:p>8</text:p>
          </table:table-cell>
          <table:table-cell table:style-name="ce30" table:formula="of:=IF([.AA53]&gt;[.$AF$2];&quot;bardzo dobry&quot;;IF([.AA5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4:.Z54])" office:value-type="float" office:value="11" calcext:value-type="float">
            <text:p>11</text:p>
          </table:table-cell>
          <table:table-cell table:style-name="ce30" table:formula="of:=IF([.AA54]&gt;[.$AF$2];&quot;bardzo dobry&quot;;IF([.AA5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55:.Z55])" office:value-type="float" office:value="12" calcext:value-type="float">
            <text:p>12</text:p>
          </table:table-cell>
          <table:table-cell table:style-name="ce30" table:formula="of:=IF([.AA55]&gt;[.$AF$2];&quot;bardzo dobry&quot;;IF([.AA5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6:.Z56])" office:value-type="float" office:value="11" calcext:value-type="float">
            <text:p>11</text:p>
          </table:table-cell>
          <table:table-cell table:style-name="ce30" table:formula="of:=IF([.AA56]&gt;[.$AF$2];&quot;bardzo dobry&quot;;IF([.AA5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7:.Z57])" office:value-type="float" office:value="9" calcext:value-type="float">
            <text:p>9</text:p>
          </table:table-cell>
          <table:table-cell table:style-name="ce30" table:formula="of:=IF([.AA57]&gt;[.$AF$2];&quot;bardzo dobry&quot;;IF([.AA5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SUM([.B58:.Z58])" office:value-type="float" office:value="6" calcext:value-type="float">
            <text:p>6</text:p>
          </table:table-cell>
          <table:table-cell table:style-name="ce30" table:formula="of:=IF([.AA58]&gt;[.$AF$2];&quot;bardzo dobry&quot;;IF([.AA58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59:.Z59])" office:value-type="float" office:value="12" calcext:value-type="float">
            <text:p>12</text:p>
          </table:table-cell>
          <table:table-cell table:style-name="ce30" table:formula="of:=IF([.AA59]&gt;[.$AF$2];&quot;bardzo dobry&quot;;IF([.AA5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60:.Z60])" office:value-type="float" office:value="11" calcext:value-type="float">
            <text:p>11</text:p>
          </table:table-cell>
          <table:table-cell table:style-name="ce30" table:formula="of:=IF([.AA60]&gt;[.$AF$2];&quot;bardzo dobry&quot;;IF([.AA6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61:.Z61])" office:value-type="float" office:value="11" calcext:value-type="float">
            <text:p>11</text:p>
          </table:table-cell>
          <table:table-cell table:style-name="ce30" table:formula="of:=IF([.AA61]&gt;[.$AF$2];&quot;bardzo dobry&quot;;IF([.AA6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62:.Z62])" office:value-type="float" office:value="12" calcext:value-type="float">
            <text:p>12</text:p>
          </table:table-cell>
          <table:table-cell table:style-name="ce30" table:formula="of:=IF([.AA62]&gt;[.$AF$2];&quot;bardzo dobry&quot;;IF([.AA6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63:.Z63])" office:value-type="float" office:value="13" calcext:value-type="float">
            <text:p>13</text:p>
          </table:table-cell>
          <table:table-cell table:style-name="ce30" table:formula="of:=IF([.AA63]&gt;[.$AF$2];&quot;bardzo dobry&quot;;IF([.AA6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64:.Z64])" office:value-type="float" office:value="10" calcext:value-type="float">
            <text:p>10</text:p>
          </table:table-cell>
          <table:table-cell table:style-name="ce30" table:formula="of:=IF([.AA64]&gt;[.$AF$2];&quot;bardzo dobry&quot;;IF([.AA6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SUM([.B65:.Z65])" office:value-type="float" office:value="12" calcext:value-type="float">
            <text:p>12</text:p>
          </table:table-cell>
          <table:table-cell table:style-name="ce30" table:formula="of:=IF([.AA65]&gt;[.$AF$2];&quot;bardzo dobry&quot;;IF([.AA6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SUM([.B66:.Z66])" office:value-type="float" office:value="14" calcext:value-type="float">
            <text:p>14</text:p>
          </table:table-cell>
          <table:table-cell table:style-name="ce30" table:formula="of:=IF([.AA66]&gt;[.$AF$2];&quot;bardzo dobry&quot;;IF([.AA6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67:.Z67])" office:value-type="float" office:value="10" calcext:value-type="float">
            <text:p>10</text:p>
          </table:table-cell>
          <table:table-cell table:style-name="ce30" table:formula="of:=IF([.AA67]&gt;[.$AF$2];&quot;bardzo dobry&quot;;IF([.AA6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68:.Z68])" office:value-type="float" office:value="11" calcext:value-type="float">
            <text:p>11</text:p>
          </table:table-cell>
          <table:table-cell table:style-name="ce30" table:formula="of:=IF([.AA68]&gt;[.$AF$2];&quot;bardzo dobry&quot;;IF([.AA6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SUM([.B69:.Z69])" office:value-type="float" office:value="7" calcext:value-type="float">
            <text:p>7</text:p>
          </table:table-cell>
          <table:table-cell table:style-name="ce30" table:formula="of:=IF([.AA69]&gt;[.$AF$2];&quot;bardzo dobry&quot;;IF([.AA69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70:.Z70])" office:value-type="float" office:value="9" calcext:value-type="float">
            <text:p>9</text:p>
          </table:table-cell>
          <table:table-cell table:style-name="ce30" table:formula="of:=IF([.AA70]&gt;[.$AF$2];&quot;bardzo dobry&quot;;IF([.AA7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71:.Z71])" office:value-type="float" office:value="13" calcext:value-type="float">
            <text:p>13</text:p>
          </table:table-cell>
          <table:table-cell table:style-name="ce30" table:formula="of:=IF([.AA71]&gt;[.$AF$2];&quot;bardzo dobry&quot;;IF([.AA7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72:.Z72])" office:value-type="float" office:value="15" calcext:value-type="float">
            <text:p>15</text:p>
          </table:table-cell>
          <table:table-cell table:style-name="ce30" table:formula="of:=IF([.AA72]&gt;[.$AF$2];&quot;bardzo dobry&quot;;IF([.AA7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73:.Z73])" office:value-type="float" office:value="10" calcext:value-type="float">
            <text:p>10</text:p>
          </table:table-cell>
          <table:table-cell table:style-name="ce30" table:formula="of:=IF([.AA73]&gt;[.$AF$2];&quot;bardzo dobry&quot;;IF([.AA7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74:.Z74])" office:value-type="float" office:value="10" calcext:value-type="float">
            <text:p>10</text:p>
          </table:table-cell>
          <table:table-cell table:style-name="ce30" table:formula="of:=IF([.AA74]&gt;[.$AF$2];&quot;bardzo dobry&quot;;IF([.AA7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75:.Z75])" office:value-type="float" office:value="12" calcext:value-type="float">
            <text:p>12</text:p>
          </table:table-cell>
          <table:table-cell table:style-name="ce30" table:formula="of:=IF([.AA75]&gt;[.$AF$2];&quot;bardzo dobry&quot;;IF([.AA7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76:.Z76])" office:value-type="float" office:value="10" calcext:value-type="float">
            <text:p>10</text:p>
          </table:table-cell>
          <table:table-cell table:style-name="ce30" table:formula="of:=IF([.AA76]&gt;[.$AF$2];&quot;bardzo dobry&quot;;IF([.AA7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77:.Z77])" office:value-type="float" office:value="15" calcext:value-type="float">
            <text:p>15</text:p>
          </table:table-cell>
          <table:table-cell table:style-name="ce30" table:formula="of:=IF([.AA77]&gt;[.$AF$2];&quot;bardzo dobry&quot;;IF([.AA7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78:.Z78])" office:value-type="float" office:value="16" calcext:value-type="float">
            <text:p>16</text:p>
          </table:table-cell>
          <table:table-cell table:style-name="ce30" table:formula="of:=IF([.AA78]&gt;[.$AF$2];&quot;bardzo dobry&quot;;IF([.AA7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79:.Z79])" office:value-type="float" office:value="9" calcext:value-type="float">
            <text:p>9</text:p>
          </table:table-cell>
          <table:table-cell table:style-name="ce30" table:formula="of:=IF([.AA79]&gt;[.$AF$2];&quot;bardzo dobry&quot;;IF([.AA7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80:.Z80])" office:value-type="float" office:value="15" calcext:value-type="float">
            <text:p>15</text:p>
          </table:table-cell>
          <table:table-cell table:style-name="ce30" table:formula="of:=IF([.AA80]&gt;[.$AF$2];&quot;bardzo dobry&quot;;IF([.AA8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81:.Z81])" office:value-type="float" office:value="15" calcext:value-type="float">
            <text:p>15</text:p>
          </table:table-cell>
          <table:table-cell table:style-name="ce30" table:formula="of:=IF([.AA81]&gt;[.$AF$2];&quot;bardzo dobry&quot;;IF([.AA8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82:.Z82])" office:value-type="float" office:value="10" calcext:value-type="float">
            <text:p>10</text:p>
          </table:table-cell>
          <table:table-cell table:style-name="ce30" table:formula="of:=IF([.AA82]&gt;[.$AF$2];&quot;bardzo dobry&quot;;IF([.AA8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83:.Z83])" office:value-type="float" office:value="16" calcext:value-type="float">
            <text:p>16</text:p>
          </table:table-cell>
          <table:table-cell table:style-name="ce30" table:formula="of:=IF([.AA83]&gt;[.$AF$2];&quot;bardzo dobry&quot;;IF([.AA8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84:.Z84])" office:value-type="float" office:value="12" calcext:value-type="float">
            <text:p>12</text:p>
          </table:table-cell>
          <table:table-cell table:style-name="ce30" table:formula="of:=IF([.AA84]&gt;[.$AF$2];&quot;bardzo dobry&quot;;IF([.AA8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SUM([.B85:.Z85])" office:value-type="float" office:value="10" calcext:value-type="float">
            <text:p>10</text:p>
          </table:table-cell>
          <table:table-cell table:style-name="ce30" table:formula="of:=IF([.AA85]&gt;[.$AF$2];&quot;bardzo dobry&quot;;IF([.AA8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86:.Z86])" office:value-type="float" office:value="11" calcext:value-type="float">
            <text:p>11</text:p>
          </table:table-cell>
          <table:table-cell table:style-name="ce30" table:formula="of:=IF([.AA86]&gt;[.$AF$2];&quot;bardzo dobry&quot;;IF([.AA8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87:.Z87])" office:value-type="float" office:value="9" calcext:value-type="float">
            <text:p>9</text:p>
          </table:table-cell>
          <table:table-cell table:style-name="ce30" table:formula="of:=IF([.AA87]&gt;[.$AF$2];&quot;bardzo dobry&quot;;IF([.AA8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88:.Z88])" office:value-type="float" office:value="13" calcext:value-type="float">
            <text:p>13</text:p>
          </table:table-cell>
          <table:table-cell table:style-name="ce30" table:formula="of:=IF([.AA88]&gt;[.$AF$2];&quot;bardzo dobry&quot;;IF([.AA8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89:.Z89])" office:value-type="float" office:value="11" calcext:value-type="float">
            <text:p>11</text:p>
          </table:table-cell>
          <table:table-cell table:style-name="ce30" table:formula="of:=IF([.AA89]&gt;[.$AF$2];&quot;bardzo dobry&quot;;IF([.AA8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SUM([.B90:.Z90])" office:value-type="float" office:value="10" calcext:value-type="float">
            <text:p>10</text:p>
          </table:table-cell>
          <table:table-cell table:style-name="ce30" table:formula="of:=IF([.AA90]&gt;[.$AF$2];&quot;bardzo dobry&quot;;IF([.AA9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91:.Z91])" office:value-type="float" office:value="6" calcext:value-type="float">
            <text:p>6</text:p>
          </table:table-cell>
          <table:table-cell table:style-name="ce30" table:formula="of:=IF([.AA91]&gt;[.$AF$2];&quot;bardzo dobry&quot;;IF([.AA91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92:.Z92])" office:value-type="float" office:value="13" calcext:value-type="float">
            <text:p>13</text:p>
          </table:table-cell>
          <table:table-cell table:style-name="ce30" table:formula="of:=IF([.AA92]&gt;[.$AF$2];&quot;bardzo dobry&quot;;IF([.AA9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93:.Z93])" office:value-type="float" office:value="13" calcext:value-type="float">
            <text:p>13</text:p>
          </table:table-cell>
          <table:table-cell table:style-name="ce30" table:formula="of:=IF([.AA93]&gt;[.$AF$2];&quot;bardzo dobry&quot;;IF([.AA9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94:.Z94])" office:value-type="float" office:value="11" calcext:value-type="float">
            <text:p>11</text:p>
          </table:table-cell>
          <table:table-cell table:style-name="ce30" table:formula="of:=IF([.AA94]&gt;[.$AF$2];&quot;bardzo dobry&quot;;IF([.AA9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SUM([.B95:.Z95])" office:value-type="float" office:value="8" calcext:value-type="float">
            <text:p>8</text:p>
          </table:table-cell>
          <table:table-cell table:style-name="ce30" table:formula="of:=IF([.AA95]&gt;[.$AF$2];&quot;bardzo dobry&quot;;IF([.AA9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96:.Z96])" office:value-type="float" office:value="8" calcext:value-type="float">
            <text:p>8</text:p>
          </table:table-cell>
          <table:table-cell table:style-name="ce30" table:formula="of:=IF([.AA96]&gt;[.$AF$2];&quot;bardzo dobry&quot;;IF([.AA9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97:.Z97])" office:value-type="float" office:value="15" calcext:value-type="float">
            <text:p>15</text:p>
          </table:table-cell>
          <table:table-cell table:style-name="ce30" table:formula="of:=IF([.AA97]&gt;[.$AF$2];&quot;bardzo dobry&quot;;IF([.AA9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98:.Z98])" office:value-type="float" office:value="13" calcext:value-type="float">
            <text:p>13</text:p>
          </table:table-cell>
          <table:table-cell table:style-name="ce30" table:formula="of:=IF([.AA98]&gt;[.$AF$2];&quot;bardzo dobry&quot;;IF([.AA9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99:.Z99])" office:value-type="float" office:value="9" calcext:value-type="float">
            <text:p>9</text:p>
          </table:table-cell>
          <table:table-cell table:style-name="ce30" table:formula="of:=IF([.AA99]&gt;[.$AF$2];&quot;bardzo dobry&quot;;IF([.AA9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00:.Z100])" office:value-type="float" office:value="11" calcext:value-type="float">
            <text:p>11</text:p>
          </table:table-cell>
          <table:table-cell table:style-name="ce30" table:formula="of:=IF([.AA100]&gt;[.$AF$2];&quot;bardzo dobry&quot;;IF([.AA10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01:.Z101])" office:value-type="float" office:value="12" calcext:value-type="float">
            <text:p>12</text:p>
          </table:table-cell>
          <table:table-cell table:style-name="ce30" table:formula="of:=IF([.AA101]&gt;[.$AF$2];&quot;bardzo dobry&quot;;IF([.AA10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102:.Z102])" office:value-type="float" office:value="10" calcext:value-type="float">
            <text:p>10</text:p>
          </table:table-cell>
          <table:table-cell table:style-name="ce30" table:formula="of:=IF([.AA102]&gt;[.$AF$2];&quot;bardzo dobry&quot;;IF([.AA10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03:.Z103])" office:value-type="float" office:value="16" calcext:value-type="float">
            <text:p>16</text:p>
          </table:table-cell>
          <table:table-cell table:style-name="ce30" table:formula="of:=IF([.AA103]&gt;[.$AF$2];&quot;bardzo dobry&quot;;IF([.AA10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B104:.Z104])" office:value-type="float" office:value="12" calcext:value-type="float">
            <text:p>12</text:p>
          </table:table-cell>
          <table:table-cell table:style-name="ce30" table:formula="of:=IF([.AA104]&gt;[.$AF$2];&quot;bardzo dobry&quot;;IF([.AA10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SUM([.B105:.Z105])" office:value-type="float" office:value="10" calcext:value-type="float">
            <text:p>10</text:p>
          </table:table-cell>
          <table:table-cell table:style-name="ce30" table:formula="of:=IF([.AA105]&gt;[.$AF$2];&quot;bardzo dobry&quot;;IF([.AA10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06:.Z106])" office:value-type="float" office:value="11" calcext:value-type="float">
            <text:p>11</text:p>
          </table:table-cell>
          <table:table-cell table:style-name="ce30" table:formula="of:=IF([.AA106]&gt;[.$AF$2];&quot;bardzo dobry&quot;;IF([.AA10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107:.Z107])" office:value-type="float" office:value="9" calcext:value-type="float">
            <text:p>9</text:p>
          </table:table-cell>
          <table:table-cell table:style-name="ce30" table:formula="of:=IF([.AA107]&gt;[.$AF$2];&quot;bardzo dobry&quot;;IF([.AA10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08:.Z108])" office:value-type="float" office:value="13" calcext:value-type="float">
            <text:p>13</text:p>
          </table:table-cell>
          <table:table-cell table:style-name="ce30" table:formula="of:=IF([.AA108]&gt;[.$AF$2];&quot;bardzo dobry&quot;;IF([.AA10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09:.Z109])" office:value-type="float" office:value="10" calcext:value-type="float">
            <text:p>10</text:p>
          </table:table-cell>
          <table:table-cell table:style-name="ce30" table:formula="of:=IF([.AA109]&gt;[.$AF$2];&quot;bardzo dobry&quot;;IF([.AA10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SUM([.B110:.Z110])" office:value-type="float" office:value="10" calcext:value-type="float">
            <text:p>10</text:p>
          </table:table-cell>
          <table:table-cell table:style-name="ce30" table:formula="of:=IF([.AA110]&gt;[.$AF$2];&quot;bardzo dobry&quot;;IF([.AA11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11:.Z111])" office:value-type="float" office:value="6" calcext:value-type="float">
            <text:p>6</text:p>
          </table:table-cell>
          <table:table-cell table:style-name="ce30" table:formula="of:=IF([.AA111]&gt;[.$AF$2];&quot;bardzo dobry&quot;;IF([.AA111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12:.Z112])" office:value-type="float" office:value="12" calcext:value-type="float">
            <text:p>12</text:p>
          </table:table-cell>
          <table:table-cell table:style-name="ce30" table:formula="of:=IF([.AA112]&gt;[.$AF$2];&quot;bardzo dobry&quot;;IF([.AA112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13:.Z113])" office:value-type="float" office:value="13" calcext:value-type="float">
            <text:p>13</text:p>
          </table:table-cell>
          <table:table-cell table:style-name="ce30" table:formula="of:=IF([.AA113]&gt;[.$AF$2];&quot;bardzo dobry&quot;;IF([.AA11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SUM([.B114:.Z114])" office:value-type="float" office:value="11" calcext:value-type="float">
            <text:p>11</text:p>
          </table:table-cell>
          <table:table-cell table:style-name="ce30" table:formula="of:=IF([.AA114]&gt;[.$AF$2];&quot;bardzo dobry&quot;;IF([.AA11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SUM([.B115:.Z115])" office:value-type="float" office:value="8" calcext:value-type="float">
            <text:p>8</text:p>
          </table:table-cell>
          <table:table-cell table:style-name="ce30" table:formula="of:=IF([.AA115]&gt;[.$AF$2];&quot;bardzo dobry&quot;;IF([.AA11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116:.Z116])" office:value-type="float" office:value="7" calcext:value-type="float">
            <text:p>7</text:p>
          </table:table-cell>
          <table:table-cell table:style-name="ce30" table:formula="of:=IF([.AA116]&gt;[.$AF$2];&quot;bardzo dobry&quot;;IF([.AA116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17:.Z117])" office:value-type="float" office:value="14" calcext:value-type="float">
            <text:p>14</text:p>
          </table:table-cell>
          <table:table-cell table:style-name="ce30" table:formula="of:=IF([.AA117]&gt;[.$AF$2];&quot;bardzo dobry&quot;;IF([.AA117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18:.Z118])" office:value-type="float" office:value="12" calcext:value-type="float">
            <text:p>12</text:p>
          </table:table-cell>
          <table:table-cell table:style-name="ce30" table:formula="of:=IF([.AA118]&gt;[.$AF$2];&quot;bardzo dobry&quot;;IF([.AA118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19:.Z119])" office:value-type="float" office:value="9" calcext:value-type="float">
            <text:p>9</text:p>
          </table:table-cell>
          <table:table-cell table:style-name="ce30" table:formula="of:=IF([.AA119]&gt;[.$AF$2];&quot;bardzo dobry&quot;;IF([.AA119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20:.Z120])" office:value-type="float" office:value="10" calcext:value-type="float">
            <text:p>10</text:p>
          </table:table-cell>
          <table:table-cell table:style-name="ce30" table:formula="of:=IF([.AA120]&gt;[.$AF$2];&quot;bardzo dobry&quot;;IF([.AA120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21:.Z121])" office:value-type="float" office:value="12" calcext:value-type="float">
            <text:p>12</text:p>
          </table:table-cell>
          <table:table-cell table:style-name="ce30" table:formula="of:=IF([.AA121]&gt;[.$AF$2];&quot;bardzo dobry&quot;;IF([.AA121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SUM([.B122:.Z122])" office:value-type="float" office:value="7" calcext:value-type="float">
            <text:p>7</text:p>
          </table:table-cell>
          <table:table-cell table:style-name="ce30" table:formula="of:=IF([.AA122]&gt;[.$AF$2];&quot;bardzo dobry&quot;;IF([.AA122]&lt;=[.$AF$1];&quot;niedostateczny&quot;;&quot;&quot;))" office:value-type="string" office:string-value="niedostateczny" calcext:value-type="string">
            <text:p>niedostateczny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23:.Z123])" office:value-type="float" office:value="15" calcext:value-type="float">
            <text:p>15</text:p>
          </table:table-cell>
          <table:table-cell table:style-name="ce30" table:formula="of:=IF([.AA123]&gt;[.$AF$2];&quot;bardzo dobry&quot;;IF([.AA123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24:.Z124])" office:value-type="float" office:value="12" calcext:value-type="float">
            <text:p>12</text:p>
          </table:table-cell>
          <table:table-cell table:style-name="ce30" table:formula="of:=IF([.AA124]&gt;[.$AF$2];&quot;bardzo dobry&quot;;IF([.AA124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B125:.Z125])" office:value-type="float" office:value="8" calcext:value-type="float">
            <text:p>8</text:p>
          </table:table-cell>
          <table:table-cell table:style-name="ce30" table:formula="of:=IF([.AA125]&gt;[.$AF$2];&quot;bardzo dobry&quot;;IF([.AA125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B126:.Z126])" office:value-type="float" office:value="11" calcext:value-type="float">
            <text:p>11</text:p>
          </table:table-cell>
          <table:table-cell table:style-name="ce30" table:formula="of:=IF([.AA126]&gt;[.$AF$2];&quot;bardzo dobry&quot;;IF([.AA126]&lt;=[.$AF$1];&quot;niedostateczny&quot;;&quot;&quot;))">
            <text:p/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SUM([.B127:.Z127])" office:value-type="float" office:value="9" calcext:value-type="float">
            <text:p>9</text:p>
          </table:table-cell>
          <table:table-cell table:style-name="ce30" table:formula="of:=IF([.AA127]&gt;[.$AF$2];&quot;bardzo dobry&quot;;IF([.AA127]&lt;=[.$AF$1];&quot;niedostateczny&quot;;&quot;&quot;))">
            <text:p/>
          </table:table-cell>
          <table:table-cell table:number-columns-repeated="6"/>
        </table:table-row>
        <table:table-row table:style-name="ro1" table:number-rows-repeated="104844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zadanie d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12" table:default-cell-style-name="ce43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7" office:value-type="string" calcext:value-type="string">
            <text:p>Czy poprawnie</text:p>
          </table:table-cell>
          <table:table-cell table:number-columns-repeated="4"/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2];1;[.P2];1;[.Z2];1)" office:value-type="float" office:value="0" calcext:value-type="float">
            <text:p>0</text:p>
          </table:table-cell>
          <table:table-cell table:number-columns-repeated="3"/>
          <table:table-cell table:style-name="ce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3];1;[.P3];1;[.Z3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4];1;[.P4];1;[.Z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5];1;[.P5];1;[.Z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6];1;[.P6];1;[.Z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7];1;[.P7];1;[.Z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8];1;[.P8];1;[.Z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9];1;[.P9];1;[.Z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0];1;[.P10];1;[.Z1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1];1;[.P11];1;[.Z1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UNTIFS([.F12];1;[.P12];1;[.Z1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3];1;[.P13];1;[.Z1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4];1;[.P14];1;[.Z1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S([.F15];1;[.P15];1;[.Z1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6];1;[.P16];1;[.Z1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7];1;[.P17];1;[.Z1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8];1;[.P18];1;[.Z1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9];1;[.P19];1;[.Z1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20];1;[.P20];1;[.Z2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21];1;[.P21];1;[.Z2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22];1;[.P22];1;[.Z2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23];1;[.P23];1;[.Z2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24];1;[.P24];1;[.Z2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25];1;[.P25];1;[.Z2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26];1;[.P26];1;[.Z2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27];1;[.P27];1;[.Z2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S([.F28];1;[.P28];1;[.Z2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29];1;[.P29];1;[.Z2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30];1;[.P30];1;[.Z3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31];1;[.P31];1;[.Z3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32];1;[.P32];1;[.Z3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33];1;[.P33];1;[.Z3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34];1;[.P34];1;[.Z3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35];1;[.P35];1;[.Z3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36];1;[.P36];1;[.Z3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UNTIFS([.F37];1;[.P37];1;[.Z3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38];1;[.P38];1;[.Z3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39];1;[.P39];1;[.Z3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40];1;[.P40];1;[.Z4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S([.F41];1;[.P41];1;[.Z4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42];1;[.P42];1;[.Z4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43];1;[.P43];1;[.Z4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44];1;[.P44];1;[.Z4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45];1;[.P45];1;[.Z45]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46];1;[.P46];1;[.Z46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47];1;[.P47];1;[.Z4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S([.F48];1;[.P48];1;[.Z4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S([.F49];1;[.P49];1;[.Z4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0];1;[.P50];1;[.Z5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1];1;[.P51];1;[.Z5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UNTIFS([.F52];1;[.P52];1;[.Z5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S([.F53];1;[.P53];1;[.Z5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4];1;[.P54];1;[.Z5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55];1;[.P55];1;[.Z5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6];1;[.P56];1;[.Z5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7];1;[.P57];1;[.Z5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S([.F58];1;[.P58];1;[.Z5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59];1;[.P59];1;[.Z5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60];1;[.P60];1;[.Z6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61];1;[.P61];1;[.Z6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62];1;[.P62];1;[.Z6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63];1;[.P63];1;[.Z6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64];1;[.P64];1;[.Z6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S([.F65];1;[.P65];1;[.Z65]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UNTIFS([.F66];1;[.P66];1;[.Z66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67];1;[.P67];1;[.Z6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68];1;[.P68];1;[.Z6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S([.F69];1;[.P69];1;[.Z6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70];1;[.P70];1;[.Z70]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71];1;[.P71];1;[.Z71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72];1;[.P72];1;[.Z7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73];1;[.P73];1;[.Z7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74];1;[.P74];1;[.Z7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75];1;[.P75];1;[.Z7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76];1;[.P76];1;[.Z7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77];1;[.P77];1;[.Z7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78];1;[.P78];1;[.Z7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79];1;[.P79];1;[.Z79]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80];1;[.P80];1;[.Z80];1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81];1;[.P81];1;[.Z8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82];1;[.P82];1;[.Z8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83];1;[.P83];1;[.Z8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84];1;[.P84];1;[.Z8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S([.F85];1;[.P85];1;[.Z8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86];1;[.P86];1;[.Z8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87];1;[.P87];1;[.Z8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88];1;[.P88];1;[.Z8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89];1;[.P89];1;[.Z8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S([.F90];1;[.P90];1;[.Z9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91];1;[.P91];1;[.Z9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92];1;[.P92];1;[.Z9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93];1;[.P93];1;[.Z9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94];1;[.P94];1;[.Z9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S([.F95];1;[.P95];1;[.Z9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96];1;[.P96];1;[.Z9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97];1;[.P97];1;[.Z9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98];1;[.P98];1;[.Z9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99];1;[.P99];1;[.Z9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00];1;[.P100];1;[.Z10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01];1;[.P101];1;[.Z10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102];1;[.P102];1;[.Z10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03];1;[.P103];1;[.Z10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S([.F104];1;[.P104];1;[.Z10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S([.F105];1;[.P105];1;[.Z10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06];1;[.P106];1;[.Z10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107];1;[.P107];1;[.Z10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08];1;[.P108];1;[.Z10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09];1;[.P109];1;[.Z10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S([.F110];1;[.P110];1;[.Z11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11];1;[.P111];1;[.Z11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12];1;[.P112];1;[.Z11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13];1;[.P113];1;[.Z11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S([.F114];1;[.P114];1;[.Z11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S([.F115];1;[.P115];1;[.Z11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116];1;[.P116];1;[.Z11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17];1;[.P117];1;[.Z117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18];1;[.P118];1;[.Z118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19];1;[.P119];1;[.Z119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20];1;[.P120];1;[.Z120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21];1;[.P121];1;[.Z121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S([.F122];1;[.P122];1;[.Z122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23];1;[.P123];1;[.Z123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24];1;[.P124];1;[.Z124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S([.F125];1;[.P125];1;[.Z125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S([.F126];1;[.P126];1;[.Z126]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S([.F127];1;[.P127];1;[.Z127];1)" office:value-type="float" office:value="0" calcext:value-type="float">
            <text:p>0</text:p>
          </table:table-cell>
          <table:table-cell table:number-columns-repeated="4"/>
        </table:table-row>
      </table:table>
      <table:table table:name="zadanie e" table:style-name="ta1">
        <table:shapes>
          <draw:frame draw:z-index="0" draw:style-name="gr1" draw:text-style-name="P1" svg:width="15.977cm" svg:height="9.005cm" svg:x="25.878cm" svg:y="7.145cm">
            <draw:object draw:notify-on-update-of-ranges="'zadanie e'.AD9:'zadanie e'.AD13 'zadanie e'.AE9:'zadanie e'.A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7" office:value-type="string" calcext:value-type="string">
            <text:p>Pytania od 1 do 5</text:p>
          </table:table-cell>
          <table:table-cell table:style-name="ce17" office:value-type="string" calcext:value-type="string">
            <text:p>prehistoria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7" office:value-type="string" calcext:value-type="string">
            <text:p>Pytania od 6 do 10</text:p>
          </table:table-cell>
          <table:table-cell table:style-name="ce17" office:value-type="string" calcext:value-type="string">
            <text:p>starożytnoś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Pytania od 11 do 15</text:p>
          </table:table-cell>
          <table:table-cell table:style-name="ce17" office:value-type="string" calcext:value-type="string">
            <text:p>średniowie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" office:value-type="string" calcext:value-type="string">
            <text:p>Pytania od 16 do 20 </text:p>
          </table:table-cell>
          <table:table-cell table:style-name="ce17" office:value-type="string" calcext:value-type="string">
            <text:p>historia nowożyt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Pytania od 21 do 25</text:p>
          </table:table-cell>
          <table:table-cell table:style-name="ce17" office:value-type="string" calcext:value-type="string">
            <text:p>historia najnows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 table:number-columns-spanned="2" table:number-rows-spanned="1">
            <text:p>Odpowiedź: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prehistoria</text:p>
          </table:table-cell>
          <table:table-cell table:style-name="ce30" table:formula="of:=COUNTIF([.B2:.F127];1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starożytność</text:p>
          </table:table-cell>
          <table:table-cell table:style-name="ce30" table:formula="of:=COUNTIF([.G2:.K127];1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9" office:value-type="string" calcext:value-type="string">
            <text:p>średniowiecze</text:p>
          </table:table-cell>
          <table:table-cell table:style-name="ce30" table:formula="of:=COUNTIF([.L2:.P127];1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historia nowożytna</text:p>
          </table:table-cell>
          <table:table-cell table:style-name="ce30" table:formula="of:=COUNTIF([.Q1:.U127];1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historia najnowsza</text:p>
          </table:table-cell>
          <table:table-cell table:style-name="ce30" table:formula="of:=COUNTIF([.V2:.Z127];1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4" table:target-range-address="'zadanie d'.AA1:'zadanie d'.AA127" table:display-filter-buttons="true" table:orientation="column">
          <table:filter>
            <table:filter-and>
              <table:filter-condition table:field-number="26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12:33:12.2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1-27T14:18:17.029000000</dc:date>
    <meta:editing-duration>PT22M9S</meta:editing-duration>
    <meta:editing-cycles>5</meta:editing-cycles>
    <meta:document-statistic meta:table-count="6" meta:cell-count="2040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title svg:x="3.054cm" svg:y="0.373cm" chart:style-name="ch2">
          <text:p>Prawidłowe odpowiedzi dla poszczególnych epok</text:p>
        </chart:title>
        <chart:plot-area chart:style-name="ch3" table:cell-range-address="'zadanie e'.AD9:'zadanie e'.AE13" chart:data-source-has-labels="column" svg:x="1.33cm" svg:y="1.275cm" svg:width="14.329cm" svg:height="7.551cm">
          <chart:coordinate-region svg:x="2.137cm" svg:y="1.275cm" svg:width="13.522cm" svg:height="4.801cm"/>
          <chart:axis chart:dimension="x" chart:name="primary-x" chart:style-name="ch4" chartooo:axis-type="auto">
            <chartooo:date-scale/>
            <chart:categories table:cell-range-address="'zadanie e'.AD9:'zadanie e'.AD13"/>
          </chart:axis>
          <chart:axis chart:dimension="y" chart:name="primary-y" chart:style-name="ch5">
            <chart:title svg:x="0.451cm" svg:y="7.436cm" chart:style-name="ch6">
              <text:p>liczba prawidłowych odpowiedzi</text:p>
            </chart:title>
            <chart:grid chart:style-name="ch7" chart:class="major"/>
          </chart:axis>
          <chart:series chart:style-name="ch8" chart:values-cell-range-address="'zadanie e'.AE9:'zadanie e'.AE1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E</text:p>
              </table:table-cell>
            </table:table-row>
          </table:table-header-rows>
          <table:table-rows>
            <table:table-row>
              <table:table-cell office:value-type="string">
                <text:p>prehistoria</text:p>
                <draw:g>
                  <svg:desc>'zadanie e'.AD9:'zadanie e'.AD13</svg:desc>
                </draw:g>
              </table:table-cell>
              <table:table-cell office:value-type="float" office:value="278">
                <text:p>278</text:p>
                <draw:g>
                  <svg:desc>'zadanie e'.AE9:'zadanie e'.AE13</svg:desc>
                </draw:g>
              </table:table-cell>
            </table:table-row>
            <table:table-row>
              <table:table-cell office:value-type="string">
                <text:p>starożytność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średniowiecz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historia nowożytn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istoria najnowsza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